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1000000DDB3EF6576F7D981D5.jpg" manifest:media-type="image/jpeg"/>
  <manifest:file-entry manifest:full-path="Pictures/100000000000025C00000105F2DB4CFFF942E4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61c" officeooo:paragraph-rsid="000a46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1.9102in" draw:z-index="0"><draw:image xlink:href="Pictures/1000000000000321000000DDB3EF6576F7D981D5.jpg" xlink:type="simple" xlink:show="embed" xlink:actuate="onLoad"/></draw:frame><draw:frame draw:style-name="fr2" draw:name="Image2" text:anchor-type="paragraph" svg:width="6.2917in" svg:height="2.7189in" draw:z-index="1"><draw:image xlink:href="Pictures/100000000000025C00000105F2DB4CFFF942E486.jpg" xlink:type="simple" xlink:show="embed" xlink:actuate="onLoad"/></draw:frame>org.gradle.jvmargs=-Xmx512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1S</meta:editing-duration>
    <meta:editing-cycles>4</meta:editing-cycles>
    <meta:generator>LibreOffice/5.1.0.3$Windows_x86 LibreOffice_project/5e3e00a007d9b3b6efb6797a8b8e57b51ab1f737</meta:generator>
    <dc:date>2017-02-10T10:24:29.714000000</dc:date>
    <dc:creator>Muhammad Hendra</dc:creator>
    <meta:document-statistic meta:table-count="0" meta:image-count="2" meta:object-count="0" meta:page-count="1" meta:paragraph-count="1" meta:word-count="1" meta:character-count="27" meta:non-whitespace-character-count="27"/>
    <meta:user-defined meta:name="Info 1"/>
    <meta:user-defined meta:name="Info 2"/>
    <meta:user-defined meta:name="Info 3"/>
    <meta:user-defined meta:name="Info 4"/>
  </office:meta>
</office:document-meta>
</file>